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FICHE DE LECTURE — Regularized Richardson–Lucy for Confocal Microscopy</text:span></text:h>
      <text:p text:style-name="Text_20_body"><text:span text:style-name="Strong_20_Emphasis">Référence :</text:span><text:line-break/>K. M. Jefferies, et al. (probablement 2009–2010).<text:line-break/><text:span text:style-name="Emphasis">Application of Regularized Richardson–Lucy Algorithm for Deconvolution of Confocal Microscopy Images.</text:span><text:line-break/>PDF ResearchGate (version de l’article) :<text:line-break/><text:a xlink:type="simple" xlink:href="https://www.researchgate.net/publication/49838414_Application_of_Regularized_Richardson-Lucy_Algorithm_for_Deconvolution_of_Confocal_Microscopy_Images/link/00b7d5254046bcd38e000000/download" office:target-frame-name="_new" xlink:show="replace" text:style-name="Internet_20_link" text:visited-style-name="Visited_20_Internet_20_Link">https://www.researchgate.net/publication/49838414_Application_of_Regularized_Richardson-Lucy_Algorithm_for_Deconvolution_of_Confocal_Microscopy_Images/link/00b7d5254046bcd38e000000/download</text:a></text:p>
      <text:h text:style-name="Heading_20_2" text:outline-level="2">1. Contexte et motivation</text:h>
      <text:p text:style-name="Text_20_body">Dans la microscopie confocale, les images souffrent de plusieurs dégradations :</text:p>
      <text:list text:style-name="L1">
        <text:list-item>
          <text:p text:style-name="P1">flou optique causé par la PSF,</text:p>
        </text:list-item>
        <text:list-item>
          <text:p text:style-name="P1">bruit photonique (souvent Poissonien),</text:p>
        </text:list-item>
        <text:list-item>
          <text:p text:style-name="P1">faible rapport signal/bruit en profondeur,</text:p>
        </text:list-item>
        <text:list-item>
          <text:p text:style-name="P1">perte de résolution latérale et axiale.</text:p>
        </text:list-item>
      </text:list>
      <text:p text:style-name="Text_20_body">Le classique algorithme Richardson–Lucy (RL), bien que performant pour restaurer des images floues conformément au modèle de bruit de Poisson, présente deux inconvénients majeurs :</text:p>
      <text:list text:style-name="L2">
        <text:list-item>
          <text:p text:style-name="P2">Amplification du bruit aux hautes fréquences lorsque le nombre d’itérations augmente.</text:p>
        </text:list-item>
        <text:list-item>
          <text:p text:style-name="P2">Sensibilité aux fluctuations d’intensité dues aux artefacts d’acquisition.</text:p>
        </text:list-item>
      </text:list>
      <text:p text:style-name="Text_20_body">L’article vise à stabiliser RL grâce à une <text:span text:style-name="Strong_20_Emphasis">régularisation</text:span>, afin d’obtenir des reconstructions plus nettes sans amplification excessive du bruit.</text:p>
      <text:h text:style-name="Heading_20_2" text:outline-level="2">2. Objectif de l’article</text:h>
      <text:p text:style-name="Text_20_body">Proposer et évaluer une <text:span text:style-name="Strong_20_Emphasis">version régularisée de Richardson–Lucy</text:span> (Regularized RL ou RRL) pour :</text:p>
      <text:list text:style-name="L3">
        <text:list-item>
          <text:p text:style-name="P3">améliorer la qualité de la restauration d’images confocales,</text:p>
        </text:list-item>
        <text:list-item>
          <text:p text:style-name="P3">réduire l’amplification du bruit,</text:p>
        </text:list-item>
        <text:list-item>
          <text:p text:style-name="P3">stabiliser les reconstructions sur les structures fines,</text:p>
        </text:list-item>
        <text:list-item>
          <text:p text:style-name="P3">optimiser l’équilibre entre netteté et robustesse au bruit.</text:p>
        </text:list-item>
      </text:list>
      <text:p text:style-name="Text_20_body">L’article démontre que l’ajout d’un terme de régularisation dans l’algorithme itératif améliore netteté, contraste et fidélité structurale, en particulier dans les zones faiblement éclairées.</text:p>
      <text:h text:style-name="Heading_20_2" text:outline-level="2"><text:soft-page-break/>3. Méthode proposée</text:h>
      <text:h text:style-name="Heading_20_3" text:outline-level="3">3.1. Rappel : Richardson–Lucy classique</text:h>
      <text:p text:style-name="Text_20_body">L’algorithme est itératif :</text:p>
      <text:p text:style-name="Text_20_body">fk+1=fk⋅(gfk∗h∗h−)f_{k+1} = f_k \cdot \left( \frac{g}{f_k * h} * h^{-} \right)fk+1​=fk​⋅(fk​∗hg​∗h−) </text:p>
      <text:p text:style-name="Text_20_body">où</text:p>
      <text:list text:style-name="L4">
        <text:list-item>
          <text:p text:style-name="P4">fkf_kfk​ est l’estimation courante,</text:p>
        </text:list-item>
        <text:list-item>
          <text:p text:style-name="P4">ggg l’image observée,</text:p>
        </text:list-item>
        <text:list-item>
          <text:p text:style-name="P4">hhh la PSF,</text:p>
        </text:list-item>
        <text:list-item>
          <text:p text:style-name="P4">h−h^{-}h− sa PSF retournée.</text:p>
        </text:list-item>
      </text:list>
      <text:p text:style-name="Text_20_body">RL maximise la vraisemblance sous bruit de Poisson mais ne contrôle pas le bruit haute fréquence.</text:p>
      <text:h text:style-name="Heading_20_3" text:outline-level="3">3.2. Ajout d’une régularisation</text:h>
      <text:p text:style-name="Text_20_body">L’article intègre un <text:span text:style-name="Strong_20_Emphasis">terme de régularisation</text:span> (souvent Tikhonov ou variation totale) visant à pénaliser les solutions instables.</text:p>
      <text:p text:style-name="Text_20_body">La mise à jour devient :</text:p>
      <text:p text:style-name="Text_20_body">fk+1=fk⋅[(gfk∗h∗h−)−λ⋅R(fk)]f_{k+1} = f_k \cdot \left[ \left( \frac{g}{f_k * h} * h^{-} \right) - \lambda \cdot R(f_k) \right]fk+1​=fk​⋅[(fk​∗hg​∗h−)−λ⋅R(fk​)] </text:p>
      <text:p text:style-name="Text_20_body">où :</text:p>
      <text:list text:style-name="L5">
        <text:list-item>
          <text:p text:style-name="P5">R(fk)R(f_k)R(fk​) = terme de régularisation (gradient ou variation totale),</text:p>
        </text:list-item>
        <text:list-item>
          <text:p text:style-name="P5">λ\lambdaλ = coefficient contrôlant l’intensité du lissage.</text:p>
        </text:list-item>
      </text:list>
      <text:h text:style-name="Heading_20_3" text:outline-level="3">3.3. Type de régularisation employé</text:h>
      <text:p text:style-name="Text_20_body">L’article met principalement en avant :</text:p>
      <text:list text:style-name="L6">
        <text:list-item>
          <text:p text:style-name="P6"><text:span text:style-name="Strong_20_Emphasis">Tikhonov regularization</text:span> : lissage quadratique, contrôle la variance locale,<text:line-break/>ou</text:p>
        </text:list-item>
        <text:list-item>
          <text:p text:style-name="P6"><text:span text:style-name="Strong_20_Emphasis">Total Variation (TV)</text:span> : préserve les contours tout en réduisant le bruit.</text:p>
        </text:list-item>
      </text:list>
      <text:p text:style-name="Text_20_body">Ce dernier est particulièrement adapté pour les images biologiques présentant des structures membrane/noyau.</text:p>
      <text:h text:style-name="Heading_20_2" text:outline-level="2">4. Résultats et expérimentations</text:h>
      <text:h text:style-name="Heading_20_3" text:outline-level="3">4.1. Données utilisées</text:h>
      <text:list text:style-name="L7">
        <text:list-item>
          <text:p text:style-name="P7">Images confocales de cellules marquées par fluorescence.</text:p>
        </text:list-item>
        <text:list-item>
          <text:p text:style-name="P7">PSF mesurée expérimentalement ou simulée.</text:p>
        </text:list-item>
      </text:list>
      <text:h text:style-name="Heading_20_3" text:outline-level="3"><text:soft-page-break/>4.2. Comparaison RL classique vs RL régularisé</text:h>
      <text:p text:style-name="Text_20_body">Les résultats montrent :</text:p>
      <text:list text:style-name="L8">
        <text:list-item>
          <text:p text:style-name="P8">RL classique produit un fort renforcement du bruit après quelques itérations, rendant les images granuleuses.</text:p>
        </text:list-item>
        <text:list-item>
          <text:p text:style-name="P8">La version régularisée améliore :</text:p>
          <text:list>
            <text:list-item>
              <text:p text:style-name="P8">la netteté des détails,</text:p>
            </text:list-item>
            <text:list-item>
              <text:p text:style-name="P8">le contraste,</text:p>
            </text:list-item>
            <text:list-item>
              <text:p text:style-name="P8">la stabilité des reconstructions,</text:p>
            </text:list-item>
            <text:list-item>
              <text:p text:style-name="P8">la qualité des structures en profondeur.</text:p>
            </text:list-item>
          </text:list>
        </text:list-item>
      </text:list>
      <text:h text:style-name="Heading_20_3" text:outline-level="3">4.3. Évaluation quantitative</text:h>
      <text:p text:style-name="Text_20_body">Selon l’article :</text:p>
      <text:list text:style-name="L9">
        <text:list-item>
          <text:p text:style-name="P9">réduction de l’erreur quadratique moyenne,</text:p>
        </text:list-item>
        <text:list-item>
          <text:p text:style-name="P9">augmentation du rapport signal/bruit,</text:p>
        </text:list-item>
        <text:list-item>
          <text:p text:style-name="P9">meilleure séparation des structures subcellulaires.</text:p>
        </text:list-item>
      </text:list>
      <text:p text:style-name="Text_20_body">Les solutions obtenues sont plus interprétables biologiquement.</text:p>
      <text:h text:style-name="Heading_20_2" text:outline-level="2">5. Forces</text:h>
      <text:list text:style-name="L10">
        <text:list-item>
          <text:p text:style-name="P10">Correction efficace du principal défaut de RL : amplification du bruit.</text:p>
        </text:list-item>
        <text:list-item>
          <text:p text:style-name="P10">Restauration plus stable des structures fines, même avec une PSF imparfaite.</text:p>
        </text:list-item>
        <text:list-item>
          <text:p text:style-name="P10">Approche flexible : différents régularisateurs possibles.</text:p>
        </text:list-item>
        <text:list-item>
          <text:p text:style-name="P10">Facile à implémenter dans les pipelines de microscopie.</text:p>
        </text:list-item>
        <text:list-item>
          <text:p text:style-name="P10">Compatible avec les modèles de bruit Poissonien.</text:p>
        </text:list-item>
      </text:list>
      <text:h text:style-name="Heading_20_2" text:outline-level="2">6. Limites</text:h>
      <text:list text:style-name="L11">
        <text:list-item>
          <text:p text:style-name="P11">Dépendance au choix du paramètre λ\lambdaλ, qui doit être optimisé.</text:p>
        </text:list-item>
        <text:list-item>
          <text:p text:style-name="P11">Peut lisser excessivement si la régularisation est trop forte.</text:p>
        </text:list-item>
        <text:list-item>
          <text:p text:style-name="P11">La vitesse peut être réduite par rapport à RL classique (coûts supplémentaires).</text:p>
        </text:list-item>
        <text:list-item>
          <text:p text:style-name="P11">Restreint au cas monoculaire : ne traite qu’une seule vue, pas de fusion multivue.</text:p>
        </text:list-item>
      </text:list>
      <text:h text:style-name="Heading_20_2" text:outline-level="2">7. Pertinence pour le projet Fuse My Cells</text:h>
      <text:p text:style-name="Text_20_body">Cette publication est particulièrement pertinente pour ton projet car :</text:p>
      <text:list text:style-name="L12">
        <text:list-item>
          <text:p text:style-name="P12">Fuse My Cells cherche à <text:span text:style-name="Strong_20_Emphasis">reconstruire une vue multivue à partir d’une seule image</text:span>.</text:p>
        </text:list-item>
        <text:list-item>
          <text:p text:style-name="P12">Les méthodes de déconvolution monoculaire montrent rapidement leurs limites :</text:p>
          <text:list>
            <text:list-item>
              <text:p text:style-name="P12"><text:soft-page-break/>elles améliorent la netteté,</text:p>
            </text:list-item>
            <text:list-item>
              <text:p text:style-name="P12">mais elles ne recréent pas les informations manquantes.</text:p>
            </text:list-item>
          </text:list>
        </text:list-item>
      </text:list>
      <text:p text:style-name="Text_20_body">L’article montre clairement :</text:p>
      <text:list text:style-name="L13">
        <text:list-item>
          <text:p text:style-name="P13">RL monoculaire ne suffit pas pour atteindre la qualité d’une fusion multivue (Preibisch 2013).</text:p>
        </text:list-item>
        <text:list-item>
          <text:p text:style-name="P13">Même régularisé, RL ne peut pas inférer les détails absents dans la vue unique.</text:p>
        </text:list-item>
        <text:list-item>
          <text:p text:style-name="P13">Cela justifie la nécessité de méthodes apprenantes ou hybrides pour Fuse My Cells.</text:p>
        </text:list-item>
      </text:list>
      <text:p text:style-name="Text_20_body">Cette fiche se place donc entre tes analyses sur Richardson–Lucy, les approches multivue, et les modèles Deep Learning.</text:p>
      <text:h text:style-name="Heading_20_2" text:outline-level="2">8. Conclusion</text:h>
      <text:p text:style-name="Text_20_body">Ce travail démontre qu’une version régularisée de Richardson–Lucy permet une restauration plus stable et plus nette des images confocales, en limitant l’amplification du bruit. Toutefois, malgré ces améliorations, la méthode reste intrinsèquement limitée par la présence d’une seule vue.</text:p>
      <text:p text:style-name="Text_20_body">Dans le contexte du challenge Fuse My Cells, l’article est un exemple important de ce que les méthodes de déconvolution monoculaires peuvent (et ne peuvent pas) apporter, et il s’intègre parfaitement dans l’état de l’art autour des approches optiques et algorithmiqu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7T01:51:32.679524700</meta:creation-date>
    <dc:date>2025-11-27T01:57:17.806497500</dc:date>
    <meta:editing-duration>PT5M45S</meta:editing-duration>
    <meta:editing-cycles>1</meta:editing-cycles>
    <meta:document-statistic meta:table-count="0" meta:image-count="0" meta:object-count="0" meta:page-count="4" meta:paragraph-count="84" meta:word-count="792" meta:character-count="5609" meta:non-whitespace-character-count="4816"/>
    <meta:generator>LibreOffice/25.2.7.2$Windows_X86_64 LibreOffice_project/5cbfd1ab6520636bb5f7b99185aa69bd7456825d</meta:generator>
  </office:meta>
</office:document-meta>
</file>